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10000023B00526E3C.png"/>
  <manifest:file-entry manifest:media-type="image/png" manifest:full-path="Pictures/100002010000042F000002E8E172B8BD.png"/>
  <manifest:file-entry manifest:media-type="image/png" manifest:full-path="Pictures/1000000000000229000002EF1D0FCB6E.png"/>
  <manifest:file-entry manifest:media-type="image/png" manifest:full-path="Pictures/100000000000031D000000D033A2E5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 UCAS" svg:font-family="'Euphemia UCA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phemia UCA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Euphemia UCAS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style:font-name="Euphemia UCAS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sblatt 2</text:p>
      <text:p text:style-name="P1"/>
      <text:p text:style-name="P2">Aufgabe 2)</text:p>
      <text:p text:style-name="P2"><draw:frame draw:style-name="fr1" draw:name="graphics1" text:anchor-type="paragraph" svg:x="0.1417in" svg:y="0.1217in" svg:width="4.4339in" svg:height="4.5126in" draw:z-index="0"><draw:image xlink:href="Pictures/10000000000002310000023B00526E3C.png" xlink:type="simple" xlink:show="embed" xlink:actuate="onLoad"/></draw:frame></text:p>
      <text:p text:style-name="P2"/>
      <text:p text:style-name="P3">Aufgabe 4)</text:p>
      <text:p text:style-name="P2"><draw:frame draw:style-name="fr1" draw:name="graphics3" text:anchor-type="paragraph" svg:x="3.0437in" svg:y="0.1807in" svg:width="3.8264in" svg:height="5.1965in" draw:z-index="1"><draw:image xlink:href="Pictures/1000000000000229000002EF1D0FCB6E.png" xlink:type="simple" xlink:show="embed" xlink:actuate="onLoad"/></draw:frame><draw:frame draw:style-name="fr1" draw:name="graphics2" text:anchor-type="paragraph" svg:x="0.0799in" svg:y="5.3764in" svg:width="5.1799in" svg:height="1.3516in" draw:z-index="3"><draw:image xlink:href="Pictures/100000000000031D000000D033A2E5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Aufgabe 6)</text:p>
      <text:p text:style-name="P2"/>
      <text:p text:style-name="P2"/>
      <text:p text:style-name="P2"><draw:frame draw:style-name="fr2" draw:name="graphics4" text:anchor-type="paragraph" svg:width="6.9252in" svg:height="4.8102in" draw:z-index="2"><draw:image xlink:href="Pictures/100002010000042F000002E8E172B8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 UCAS" svg:font-family="'Euphemia UCA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7T16:39:02.58</meta:creation-date>
    <meta:document-statistic meta:table-count="0" meta:image-count="4" meta:object-count="0" meta:page-count="3" meta:paragraph-count="4" meta:word-count="8" meta:character-count="43"/>
    <dc:date>2017-10-27T16:50:02.87</dc:date>
    <meta:editing-duration>PT11M</meta:editing-duration>
    <meta:editing-cycles>1</meta:editing-cycles>
    <meta:generator>OpenOffice/4.1.3$Win32 OpenOffice.org_project/413m1$Build-9783</meta:generator>
  </office:meta>
</office:document-meta>
</file>